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0:.F40])" office:value-type="float" office:value="16065" calcext:value-type="float">
            <text:p><text:s text:c="3"/>16,065</text:p>
          </table:table-cell>
          <table:table-cell table:style-name="ce65" table:formula="of:=[.D41]+[.D42]" office:value-type="float" office:value="15405" calcext:value-type="float">
            <text:p><text:s text:c="3"/>15,405</text:p>
          </table:table-cell>
          <table:table-cell table:style-name="ce65" table:formula="of:=[.E41]+[.E42]" office:value-type="float" office:value="658" calcext:value-type="float">
            <text:p><text:s text:c="3"/>658</text:p>
          </table:table-cell>
          <table:table-cell table:style-name="ce55" table:formula="of:=[.F41]+[.F42]" office:value-type="float" office:value="2" calcext:value-type="float">
            <text:p><text:s text:c="3"/>2</text:p>
          </table:table-cell>
          <table:table-cell table:style-name="ce79" table:formula="of:=[.C40]-[.H40]-[.I40]" office:value-type="float" office:value="14459" calcext:value-type="float">
            <text:p><text:s text:c="3"/>14,459</text:p>
          </table:table-cell>
          <table:table-cell table:style-name="ce65" table:formula="of:=[.H41]+[.H42]" office:value-type="float" office:value="814" calcext:value-type="float">
            <text:p><text:s text:c="3"/>814</text:p>
          </table:table-cell>
          <table:table-cell table:style-name="ce65" table:formula="of:=[.I41]+[.I42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41:.F41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42:.F42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3:.F43])" office:value-type="float" office:value="16114" calcext:value-type="float">
            <text:p><text:s text:c="3"/>16,114</text:p>
          </table:table-cell>
          <table:table-cell table:style-name="ce65" table:formula="of:=[.D44]+[.D45]" office:value-type="float" office:value="15422" calcext:value-type="float">
            <text:p><text:s text:c="3"/>15,422</text:p>
          </table:table-cell>
          <table:table-cell table:style-name="ce65" table:formula="of:=[.E44]+[.E45]" office:value-type="float" office:value="692" calcext:value-type="float">
            <text:p><text:s text:c="3"/>692</text:p>
          </table:table-cell>
          <table:table-cell table:style-name="ce55" table:formula="of:=[.F44]+[.F45]" office:value-type="float" office:value="0" calcext:value-type="float">
            <text:p>—</text:p>
          </table:table-cell>
          <table:table-cell table:style-name="ce79" table:formula="of:=[.C43]-[.H43]-[.I43]" office:value-type="float" office:value="14528" calcext:value-type="float">
            <text:p><text:s text:c="3"/>14,528</text:p>
          </table:table-cell>
          <table:table-cell table:style-name="ce65" table:formula="of:=[.H44]+[.H45]" office:value-type="float" office:value="827" calcext:value-type="float">
            <text:p><text:s text:c="3"/>827</text:p>
          </table:table-cell>
          <table:table-cell table:style-name="ce65" table:formula="of:=[.I44]+[.I45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44:.F44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45:.F45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6:.F46])" office:value-type="float" office:value="15549" calcext:value-type="float">
            <text:p><text:s text:c="3"/>15,549</text:p>
          </table:table-cell>
          <table:table-cell table:style-name="ce65" table:formula="of:=[.D47]+[.D48]" office:value-type="float" office:value="14838" calcext:value-type="float">
            <text:p><text:s text:c="3"/>14,838</text:p>
          </table:table-cell>
          <table:table-cell table:style-name="ce65" table:formula="of:=[.E47]+[.E48]" office:value-type="float" office:value="708" calcext:value-type="float">
            <text:p><text:s text:c="3"/>708</text:p>
          </table:table-cell>
          <table:table-cell table:style-name="ce55" table:formula="of:=[.F47]+[.F48]" office:value-type="float" office:value="3" calcext:value-type="float">
            <text:p><text:s text:c="3"/>3</text:p>
          </table:table-cell>
          <table:table-cell table:style-name="ce79" table:formula="of:=[.C46]-[.H46]-[.I46]" office:value-type="float" office:value="14050" calcext:value-type="float">
            <text:p><text:s text:c="3"/>14,050</text:p>
          </table:table-cell>
          <table:table-cell table:style-name="ce65" table:formula="of:=[.H47]+[.H48]" office:value-type="float" office:value="785" calcext:value-type="float">
            <text:p><text:s text:c="3"/>785</text:p>
          </table:table-cell>
          <table:table-cell table:style-name="ce65" table:formula="of:=[.I47]+[.I48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47:.F47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48:.F48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49:.F49])" office:value-type="float" office:value="15309" calcext:value-type="float">
            <text:p><text:s text:c="3"/>15,309</text:p>
          </table:table-cell>
          <table:table-cell table:style-name="ce65" table:formula="of:=[.D50]+[.D51]" office:value-type="float" office:value="14678" calcext:value-type="float">
            <text:p><text:s text:c="3"/>14,678</text:p>
          </table:table-cell>
          <table:table-cell table:style-name="ce65" table:formula="of:=[.E50]+[.E51]" office:value-type="float" office:value="628" calcext:value-type="float">
            <text:p><text:s text:c="3"/>628</text:p>
          </table:table-cell>
          <table:table-cell table:style-name="ce55" table:formula="of:=[.F50]+[.F51]" office:value-type="float" office:value="3" calcext:value-type="float">
            <text:p><text:s text:c="3"/>3</text:p>
          </table:table-cell>
          <table:table-cell table:style-name="ce79" table:formula="of:=[.C49]-[.H49]-[.I49]" office:value-type="float" office:value="13813" calcext:value-type="float">
            <text:p><text:s text:c="3"/>13,813</text:p>
          </table:table-cell>
          <table:table-cell table:style-name="ce65" table:formula="of:=[.H50]+[.H51]" office:value-type="float" office:value="749" calcext:value-type="float">
            <text:p><text:s text:c="3"/>749</text:p>
          </table:table-cell>
          <table:table-cell table:style-name="ce65" table:formula="of:=[.I50]+[.I51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0:.F50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6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51:.F51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70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52:.F52])" office:value-type="float" office:value="14429" calcext:value-type="float">
            <text:p><text:s text:c="3"/>14,429</text:p>
          </table:table-cell>
          <table:table-cell table:style-name="ce65" table:formula="of:=[.D53]+[.D54]" office:value-type="float" office:value="13840" calcext:value-type="float">
            <text:p><text:s text:c="3"/>13,840</text:p>
          </table:table-cell>
          <table:table-cell table:style-name="ce65" table:formula="of:=[.E53]+[.E54]" office:value-type="float" office:value="588" calcext:value-type="float">
            <text:p><text:s text:c="3"/>588</text:p>
          </table:table-cell>
          <table:table-cell table:style-name="ce55" table:formula="of:=[.F53]+[.F54]" office:value-type="float" office:value="1" calcext:value-type="float">
            <text:p><text:s text:c="3"/>1</text:p>
          </table:table-cell>
          <table:table-cell table:style-name="ce79" table:formula="of:=[.C52]-[.H52]-[.I52]" office:value-type="float" office:value="12960" calcext:value-type="float">
            <text:p><text:s text:c="3"/>12,960</text:p>
          </table:table-cell>
          <table:table-cell table:style-name="ce65" table:formula="of:=[.H53]+[.H54]" office:value-type="float" office:value="744" calcext:value-type="float">
            <text:p><text:s text:c="3"/>744</text:p>
          </table:table-cell>
          <table:table-cell table:style-name="ce65" table:formula="of:=[.I53]+[.I54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3:.F53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54:.F54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55:.F55])" office:value-type="float" office:value="16063" calcext:value-type="float">
            <text:p><text:s text:c="3"/>16,063</text:p>
          </table:table-cell>
          <table:table-cell table:style-name="ce65" table:formula="of:=[.D56]+[.D57]" office:value-type="float" office:value="15431" calcext:value-type="float">
            <text:p><text:s text:c="3"/>15,431</text:p>
          </table:table-cell>
          <table:table-cell table:style-name="ce65" table:formula="of:=[.E56]+[.E57]" office:value-type="float" office:value="627" calcext:value-type="float">
            <text:p><text:s text:c="3"/>627</text:p>
          </table:table-cell>
          <table:table-cell table:style-name="ce55" table:formula="of:=[.F56]+[.F57]" office:value-type="float" office:value="5" calcext:value-type="float">
            <text:p><text:s text:c="3"/>5</text:p>
          </table:table-cell>
          <table:table-cell table:style-name="ce79" table:formula="of:=[.C55]-[.H55]-[.I55]" office:value-type="float" office:value="14555" calcext:value-type="float">
            <text:p><text:s text:c="3"/>14,555</text:p>
          </table:table-cell>
          <table:table-cell table:style-name="ce65" table:formula="of:=[.H56]+[.H57]" office:value-type="float" office:value="802" calcext:value-type="float">
            <text:p><text:s text:c="3"/>802</text:p>
          </table:table-cell>
          <table:table-cell table:style-name="ce65" table:formula="of:=[.I56]+[.I57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6:.F56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57:.F57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58:.F58])" office:value-type="float" office:value="14866" calcext:value-type="float">
            <text:p><text:s text:c="3"/>14,866</text:p>
          </table:table-cell>
          <table:table-cell table:style-name="ce65" table:formula="of:=[.D59]+[.D60]" office:value-type="float" office:value="14183" calcext:value-type="float">
            <text:p><text:s text:c="3"/>14,183</text:p>
          </table:table-cell>
          <table:table-cell table:style-name="ce65" table:formula="of:=[.E59]+[.E60]" office:value-type="float" office:value="673" calcext:value-type="float">
            <text:p><text:s text:c="3"/>673</text:p>
          </table:table-cell>
          <table:table-cell table:style-name="ce55" table:formula="of:=[.F59]+[.F60]" office:value-type="float" office:value="10" calcext:value-type="float">
            <text:p><text:s text:c="3"/>10</text:p>
          </table:table-cell>
          <table:table-cell table:style-name="ce79" table:formula="of:=[.C58]-[.H58]-[.I58]" office:value-type="float" office:value="13387" calcext:value-type="float">
            <text:p><text:s text:c="3"/>13,387</text:p>
          </table:table-cell>
          <table:table-cell table:style-name="ce65" table:formula="of:=[.H59]+[.H60]" office:value-type="float" office:value="770" calcext:value-type="float">
            <text:p><text:s text:c="3"/>770</text:p>
          </table:table-cell>
          <table:table-cell table:style-name="ce65" table:formula="of:=[.I59]+[.I60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59:.F59])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0:.F60])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61:.F61])" office:value-type="float" office:value="16048" calcext:value-type="float">
            <text:p><text:s text:c="3"/>16,048</text:p>
          </table:table-cell>
          <table:table-cell table:style-name="ce65" table:formula="of:=[.D62]+[.D63]" office:value-type="float" office:value="15396" calcext:value-type="float">
            <text:p><text:s text:c="3"/>15,396</text:p>
          </table:table-cell>
          <table:table-cell table:style-name="ce65" table:formula="of:=[.E62]+[.E63]" office:value-type="float" office:value="650" calcext:value-type="float">
            <text:p><text:s text:c="3"/>650</text:p>
          </table:table-cell>
          <table:table-cell table:style-name="ce55" table:formula="of:=[.F62]+[.F63]" office:value-type="float" office:value="2" calcext:value-type="float">
            <text:p><text:s text:c="3"/>2</text:p>
          </table:table-cell>
          <table:table-cell table:style-name="ce79" table:formula="of:=[.C61]-[.H61]-[.I61]" office:value-type="float" office:value="14535" calcext:value-type="float">
            <text:p><text:s text:c="3"/>14,535</text:p>
          </table:table-cell>
          <table:table-cell table:style-name="ce65" table:formula="of:=[.H62]+[.H63]" office:value-type="float" office:value="764" calcext:value-type="float">
            <text:p><text:s text:c="3"/>764</text:p>
          </table:table-cell>
          <table:table-cell table:style-name="ce65" table:formula="of:=[.I62]+[.I63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62:.F62])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3:.F63])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64:.F64])" office:value-type="float" office:value="18740" calcext:value-type="float">
            <text:p><text:s text:c="3"/>18,740</text:p>
          </table:table-cell>
          <table:table-cell table:style-name="ce65" table:formula="of:=[.D65]+[.D66]" office:value-type="float" office:value="17973" calcext:value-type="float">
            <text:p><text:s text:c="3"/>17,973</text:p>
          </table:table-cell>
          <table:table-cell table:style-name="ce65" table:formula="of:=[.E65]+[.E66]" office:value-type="float" office:value="765" calcext:value-type="float">
            <text:p><text:s text:c="3"/>765</text:p>
          </table:table-cell>
          <table:table-cell table:style-name="ce55" table:formula="of:=[.F65]+[.F66]" office:value-type="float" office:value="2" calcext:value-type="float">
            <text:p><text:s text:c="3"/>2</text:p>
          </table:table-cell>
          <table:table-cell table:style-name="ce79" table:formula="of:=[.C64]-[.H64]-[.I64]" office:value-type="float" office:value="17013" calcext:value-type="float">
            <text:p><text:s text:c="3"/>17,013</text:p>
          </table:table-cell>
          <table:table-cell table:style-name="ce65" table:formula="of:=[.H65]+[.H66]" office:value-type="float" office:value="904" calcext:value-type="float">
            <text:p><text:s text:c="3"/>904</text:p>
          </table:table-cell>
          <table:table-cell table:style-name="ce65" table:formula="of:=[.I65]+[.I66]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65:.F65])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6:.F66])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67:.F67])" office:value-type="float" office:value="20388" calcext:value-type="float">
            <text:p><text:s text:c="3"/>20,388</text:p>
          </table:table-cell>
          <table:table-cell table:style-name="ce65" table:formula="of:=[.D68]+[.D69]" office:value-type="float" office:value="19587" calcext:value-type="float">
            <text:p><text:s text:c="3"/>19,587</text:p>
          </table:table-cell>
          <table:table-cell table:style-name="ce65" table:formula="of:=[.E68]+[.E69]" office:value-type="float" office:value="799" calcext:value-type="float">
            <text:p><text:s text:c="3"/>799</text:p>
          </table:table-cell>
          <table:table-cell table:style-name="ce55" table:formula="of:=[.F68]+[.F69]" office:value-type="float" office:value="2" calcext:value-type="float">
            <text:p><text:s text:c="3"/>2</text:p>
          </table:table-cell>
          <table:table-cell table:style-name="ce79" table:formula="of:=[.C67]-[.H67]-[.I67]" office:value-type="float" office:value="18544" calcext:value-type="float">
            <text:p><text:s text:c="3"/>18,544</text:p>
          </table:table-cell>
          <table:table-cell table:style-name="ce65" table:formula="of:=[.H68]+[.H69]" office:value-type="float" office:value="949" calcext:value-type="float">
            <text:p><text:s text:c="3"/>949</text:p>
          </table:table-cell>
          <table:table-cell table:style-name="ce65" table:formula="of:=[.I68]+[.I69]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68:.F68])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69:.F69])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70:.F70])" office:value-type="float" office:value="16839" calcext:value-type="float">
            <text:p><text:s text:c="3"/>16,839</text:p>
          </table:table-cell>
          <table:table-cell table:style-name="ce65" table:formula="of:=[.D71]+[.D72]" office:value-type="float" office:value="16195" calcext:value-type="float">
            <text:p><text:s text:c="3"/>16,195</text:p>
          </table:table-cell>
          <table:table-cell table:style-name="ce65" table:formula="of:=[.E71]+[.E72]" office:value-type="float" office:value="639" calcext:value-type="float">
            <text:p><text:s text:c="3"/>639</text:p>
          </table:table-cell>
          <table:table-cell table:style-name="ce55" table:formula="of:=[.F71]+[.F72]" office:value-type="float" office:value="5" calcext:value-type="float">
            <text:p><text:s text:c="3"/>5</text:p>
          </table:table-cell>
          <table:table-cell table:style-name="ce79" table:formula="of:=[.C70]-[.H70]-[.I70]" office:value-type="float" office:value="15245" calcext:value-type="float">
            <text:p><text:s text:c="3"/>15,245</text:p>
          </table:table-cell>
          <table:table-cell table:style-name="ce65" table:formula="of:=[.H71]+[.H72]" office:value-type="float" office:value="828" calcext:value-type="float">
            <text:p><text:s text:c="3"/>828</text:p>
          </table:table-cell>
          <table:table-cell table:style-name="ce65" table:formula="of:=[.I71]+[.I72]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71:.F71])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72:.F72])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二月止</text:p>
          </table:table-cell>
          <table:table-cell table:style-name="ce31" office:value-type="string" calcext:value-type="string">
            <text:p>計</text:p>
          </table:table-cell>
          <table:table-cell table:style-name="ce47" table:formula="of:=SUM([.C76];[.C79])" office:value-type="float" office:value="30628" calcext:value-type="float">
            <text:p><text:s text:c="3"/>30,628</text:p>
          </table:table-cell>
          <table:table-cell table:style-name="ce47" table:formula="of:=SUM([.D76];[.D79])" office:value-type="float" office:value="29374" calcext:value-type="float">
            <text:p><text:s text:c="3"/>29,374</text:p>
          </table:table-cell>
          <table:table-cell table:style-name="ce47" table:formula="of:=SUM([.E76];[.E79])" office:value-type="float" office:value="1251" calcext:value-type="float">
            <text:p><text:s text:c="3"/>1,251</text:p>
          </table:table-cell>
          <table:table-cell table:style-name="ce47" table:formula="of:=SUM([.F76];[.F79])" office:value-type="float" office:value="3" calcext:value-type="float">
            <text:p><text:s text:c="3"/>3</text:p>
          </table:table-cell>
          <table:table-cell table:style-name="ce47" table:formula="of:=SUM([.G76];[.G79])" office:value-type="float" office:value="27795" calcext:value-type="float">
            <text:p><text:s text:c="3"/>27,795</text:p>
          </table:table-cell>
          <table:table-cell table:style-name="ce47" table:formula="of:=SUM([.H76];[.H79])" office:value-type="float" office:value="1461" calcext:value-type="float">
            <text:p><text:s text:c="3"/>1,461</text:p>
          </table:table-cell>
          <table:table-cell table:style-name="ce96" table:formula="of:=SUM([.I76];[.I79])" office:value-type="float" office:value="1372" calcext:value-type="float">
            <text:p><text:s text:c="3"/>1,37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table:formula="of:=SUM([.C77];[.C80])" office:value-type="float" office:value="15891" calcext:value-type="float">
            <text:p><text:s text:c="3"/>15,891</text:p>
          </table:table-cell>
          <table:table-cell table:style-name="ce48" table:formula="of:=SUM([.D77];[.D80])" office:value-type="float" office:value="15273" calcext:value-type="float">
            <text:p><text:s text:c="3"/>15,273</text:p>
          </table:table-cell>
          <table:table-cell table:style-name="ce48" table:formula="of:=SUM([.E77];[.E80])" office:value-type="float" office:value="617" calcext:value-type="float">
            <text:p><text:s text:c="3"/>617</text:p>
          </table:table-cell>
          <table:table-cell table:style-name="ce48" table:formula="of:=SUM([.F77];[.F80])" office:value-type="float" office:value="1" calcext:value-type="float">
            <text:p><text:s text:c="3"/>1</text:p>
          </table:table-cell>
          <table:table-cell table:style-name="ce48" table:formula="of:=SUM([.G77];[.G80])" office:value-type="float" office:value="14467" calcext:value-type="float">
            <text:p><text:s text:c="3"/>14,467</text:p>
          </table:table-cell>
          <table:table-cell table:style-name="ce48" table:formula="of:=SUM([.H77];[.H80])" office:value-type="float" office:value="729" calcext:value-type="float">
            <text:p><text:s text:c="3"/>729</text:p>
          </table:table-cell>
          <table:table-cell table:style-name="ce97" table:formula="of:=SUM([.I77];[.I80])" office:value-type="float" office:value="695" calcext:value-type="float">
            <text:p><text:s text:c="3"/>695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table:formula="of:=SUM([.C78];[.C81])" office:value-type="float" office:value="14737" calcext:value-type="float">
            <text:p><text:s text:c="3"/>14,737</text:p>
          </table:table-cell>
          <table:table-cell table:style-name="ce49" table:formula="of:=SUM([.D78];[.D81])" office:value-type="float" office:value="14101" calcext:value-type="float">
            <text:p><text:s text:c="3"/>14,101</text:p>
          </table:table-cell>
          <table:table-cell table:style-name="ce49" table:formula="of:=SUM([.E78];[.E81])" office:value-type="float" office:value="634" calcext:value-type="float">
            <text:p><text:s text:c="3"/>634</text:p>
          </table:table-cell>
          <table:table-cell table:style-name="ce49" table:formula="of:=SUM([.F78];[.F81])" office:value-type="float" office:value="2" calcext:value-type="float">
            <text:p><text:s text:c="3"/>2</text:p>
          </table:table-cell>
          <table:table-cell table:style-name="ce49" table:formula="of:=SUM([.G78];[.G81])" office:value-type="float" office:value="13328" calcext:value-type="float">
            <text:p><text:s text:c="3"/>13,328</text:p>
          </table:table-cell>
          <table:table-cell table:style-name="ce49" table:formula="of:=SUM([.H78];[.H81])" office:value-type="float" office:value="732" calcext:value-type="float">
            <text:p><text:s text:c="3"/>732</text:p>
          </table:table-cell>
          <table:table-cell table:style-name="ce98" table:formula="of:=SUM([.I78];[.I81])" office:value-type="float" office:value="677" calcext:value-type="float">
            <text:p><text:s text:c="3"/>67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76:.F76])" office:value-type="float" office:value="13469" calcext:value-type="float">
            <text:p><text:s text:c="3"/>13,469</text:p>
          </table:table-cell>
          <table:table-cell table:style-name="ce65" table:formula="of:=[.D77]+[.D78]" office:value-type="float" office:value="12938" calcext:value-type="float">
            <text:p><text:s text:c="3"/>12,938</text:p>
          </table:table-cell>
          <table:table-cell table:style-name="ce65" table:formula="of:=[.E77]+[.E78]" office:value-type="float" office:value="529" calcext:value-type="float">
            <text:p><text:s text:c="3"/>529</text:p>
          </table:table-cell>
          <table:table-cell table:style-name="ce55" table:formula="of:=[.F77]+[.F78]" office:value-type="float" office:value="2" calcext:value-type="float">
            <text:p><text:s text:c="3"/>2</text:p>
          </table:table-cell>
          <table:table-cell table:style-name="ce79" table:formula="of:=[.C76]-[.H76]-[.I76]" office:value-type="float" office:value="12180" calcext:value-type="float">
            <text:p><text:s text:c="3"/>12,180</text:p>
          </table:table-cell>
          <table:table-cell table:style-name="ce65" table:formula="of:=[.H77]+[.H78]" office:value-type="float" office:value="646" calcext:value-type="float">
            <text:p><text:s text:c="3"/>646</text:p>
          </table:table-cell>
          <table:table-cell table:style-name="ce65" table:formula="of:=[.I77]+[.I78]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77:.F77])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78:.F78])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table:formula="of:=SUM([.D79:.F79])" office:value-type="float" office:value="17159" calcext:value-type="float">
            <text:p><text:s text:c="3"/>17,159</text:p>
          </table:table-cell>
          <table:table-cell table:style-name="ce65" table:formula="of:=[.D80]+[.D81]" office:value-type="float" office:value="16436" calcext:value-type="float">
            <text:p><text:s text:c="3"/>16,436</text:p>
          </table:table-cell>
          <table:table-cell table:style-name="ce65" table:formula="of:=[.E80]+[.E81]" office:value-type="float" office:value="722" calcext:value-type="float">
            <text:p><text:s text:c="3"/>722</text:p>
          </table:table-cell>
          <table:table-cell table:style-name="ce55" table:formula="of:=[.F80]+[.F81]" office:value-type="float" office:value="1" calcext:value-type="float">
            <text:p><text:s text:c="3"/>1</text:p>
          </table:table-cell>
          <table:table-cell table:style-name="ce79" table:formula="of:=[.C79]-[.H79]-[.I79]" office:value-type="float" office:value="15615" calcext:value-type="float">
            <text:p><text:s text:c="3"/>15,615</text:p>
          </table:table-cell>
          <table:table-cell table:style-name="ce65" table:formula="of:=[.H80]+[.H81]" office:value-type="float" office:value="815" calcext:value-type="float">
            <text:p><text:s text:c="3"/>815</text:p>
          </table:table-cell>
          <table:table-cell table:style-name="ce65" table:formula="of:=[.I80]+[.I81]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table:formula="of:=SUM([.D80:.F80])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table:formula="of:=SUM([.D81:.F81])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0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9]-[.C40])/[.C40]*100;2)" office:value-type="float" office:value="6.81" calcext:value-type="float">
            <text:p><text:s/>6.81</text:p>
          </table:table-cell>
          <table:table-cell table:style-name="ce57" table:formula="of:=ROUND(([.D79]-[.D40])/[.D40]*100;2)" office:value-type="float" office:value="6.69" calcext:value-type="float">
            <text:p><text:s/>6.69</text:p>
          </table:table-cell>
          <table:table-cell table:style-name="ce57" table:formula="of:=ROUND(([.E79]-[.E40])/[.E40]*100;2)" office:value-type="float" office:value="9.73" calcext:value-type="float">
            <text:p><text:s/>9.73</text:p>
          </table:table-cell>
          <table:table-cell table:style-name="ce57" table:formula="of:=ROUND(([.F79]-[.F40])/[.F40]*100;2)" office:value-type="float" office:value="-50" calcext:value-type="float">
            <text:p><text:s text:c="3"/>－50.00</text:p>
          </table:table-cell>
          <table:table-cell table:style-name="ce57" table:formula="of:=ROUND(([.G79]-[.G40])/[.G40]*100;2)" office:value-type="float" office:value="8" calcext:value-type="float">
            <text:p><text:s/>8.00</text:p>
          </table:table-cell>
          <table:table-cell table:style-name="ce57" table:formula="of:=ROUND(([.H79]-[.H40])/[.H40]*100;2)" office:value-type="float" office:value="0.12" calcext:value-type="float">
            <text:p><text:s/>0.12</text:p>
          </table:table-cell>
          <table:table-cell table:style-name="ce100" table:formula="of:=ROUND(([.I79]-[.I40])/[.I40]*100;2)" office:value-type="float" office:value="-7.95" calcext:value-type="float">
            <text:p><text:s text:c="3"/>－7.9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80]-[.C41])/[.C41]*100;2)" office:value-type="float" office:value="5.23" calcext:value-type="float">
            <text:p><text:s/>5.23</text:p>
          </table:table-cell>
          <table:table-cell table:style-name="ce58" table:formula="of:=ROUND(([.D80]-[.D41])/[.D41]*100;2)" office:value-type="float" office:value="5.05" calcext:value-type="float">
            <text:p><text:s/>5.05</text:p>
          </table:table-cell>
          <table:table-cell table:style-name="ce58" table:formula="of:=ROUND(([.E80]-[.E41])/[.E41]*100;2)" office:value-type="float" office:value="9.72" calcext:value-type="float">
            <text:p><text:s/>9.72</text:p>
          </table:table-cell>
          <table:table-cell table:style-name="ce58" office:value-type="float" office:value="0" calcext:value-type="float">
            <text:p>－</text:p>
          </table:table-cell>
          <table:table-cell table:style-name="ce58" table:formula="of:=ROUND(([.G80]-[.G41])/[.G41]*100;2)" office:value-type="float" office:value="6.91" calcext:value-type="float">
            <text:p><text:s/>6.91</text:p>
          </table:table-cell>
          <table:table-cell table:style-name="ce58" table:formula="of:=ROUND(([.H80]-[.H41])/[.H41]*100;2)" office:value-type="float" office:value="-8.14" calcext:value-type="float">
            <text:p><text:s text:c="3"/>－8.14</text:p>
          </table:table-cell>
          <table:table-cell table:style-name="ce101" table:formula="of:=ROUND(([.I80]-[.I41])/[.I41]*100;2)" office:value-type="float" office:value="-11.16" calcext:value-type="float">
            <text:p><text:s text:c="3"/>－11.16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table:formula="of:=ROUND(([.C81]-[.C42])/[.C42]*100;2)" office:value-type="float" office:value="8.53" calcext:value-type="float">
            <text:p><text:s/>8.53</text:p>
          </table:table-cell>
          <table:table-cell table:style-name="ce60" table:formula="of:=ROUND(([.D81]-[.D42])/[.D42]*100;2)" office:value-type="float" office:value="8.49" calcext:value-type="float">
            <text:p><text:s/>8.49</text:p>
          </table:table-cell>
          <table:table-cell table:style-name="ce60" table:formula="of:=ROUND(([.E81]-[.E42])/[.E42]*100;2)" office:value-type="float" office:value="9.73" calcext:value-type="float">
            <text:p><text:s/>9.73</text:p>
          </table:table-cell>
          <table:table-cell table:style-name="ce60" table:formula="of:=ROUND(([.F81]-[.F42])/[.F42]*100;2)" office:value-type="float" office:value="-50" calcext:value-type="float">
            <text:p><text:s text:c="3"/>－50.00</text:p>
          </table:table-cell>
          <table:table-cell table:style-name="ce60" table:formula="of:=ROUND(([.G81]-[.G42])/[.G42]*100;2)" office:value-type="float" office:value="9.17" calcext:value-type="float">
            <text:p><text:s/>9.17</text:p>
          </table:table-cell>
          <table:table-cell table:style-name="ce60" table:formula="of:=ROUND(([.H81]-[.H42])/[.H42]*100;2)" office:value-type="float" office:value="9.38" calcext:value-type="float">
            <text:p><text:s/>9.38</text:p>
          </table:table-cell>
          <table:table-cell table:style-name="ce102" table:formula="of:=ROUND(([.I81]-[.I42])/[.I42]*100;2)" office:value-type="float" office:value="-4.31" calcext:value-type="float">
            <text:p><text:s text:c="3"/>－4.31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table:formula="of:=ROUND(([.C79]-[.C76])/[.C76]*100;2)" office:value-type="float" office:value="27.4" calcext:value-type="float">
            <text:p><text:s/>27.40</text:p>
          </table:table-cell>
          <table:table-cell table:style-name="ce59" table:formula="of:=ROUND(([.D79]-[.D76])/[.D76]*100;2)" office:value-type="float" office:value="27.04" calcext:value-type="float">
            <text:p><text:s/>27.04</text:p>
          </table:table-cell>
          <table:table-cell table:style-name="ce59" table:formula="of:=ROUND(([.E79]-[.E76])/[.E76]*100;2)" office:value-type="float" office:value="36.48" calcext:value-type="float">
            <text:p><text:s/>36.48</text:p>
          </table:table-cell>
          <table:table-cell table:style-name="ce59" table:formula="of:=ROUND(([.F79]-[.F76])/[.F76]*100;2)" office:value-type="float" office:value="-50" calcext:value-type="float">
            <text:p><text:s text:c="3"/>－50.00</text:p>
          </table:table-cell>
          <table:table-cell table:style-name="ce59" table:formula="of:=ROUND(([.G79]-[.G76])/[.G76]*100;2)" office:value-type="float" office:value="28.2" calcext:value-type="float">
            <text:p><text:s/>28.20</text:p>
          </table:table-cell>
          <table:table-cell table:style-name="ce59" table:formula="of:=ROUND(([.H79]-[.H76])/[.H76]*100;2)" office:value-type="float" office:value="26.16" calcext:value-type="float">
            <text:p><text:s/>26.16</text:p>
          </table:table-cell>
          <table:table-cell table:style-name="ce103" table:formula="of:=ROUND(([.I79]-[.I76])/[.I76]*100;2)" office:value-type="float" office:value="13.37" calcext:value-type="float">
            <text:p><text:s/>13.37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80]-[.C77])/[.C77]*100;2)" office:value-type="float" office:value="24.45" calcext:value-type="float">
            <text:p><text:s/>24.45</text:p>
          </table:table-cell>
          <table:table-cell table:style-name="ce58" table:formula="of:=ROUND(([.D80]-[.D77])/[.D77]*100;2)" office:value-type="float" office:value="24.21" calcext:value-type="float">
            <text:p><text:s/>24.21</text:p>
          </table:table-cell>
          <table:table-cell table:style-name="ce58" table:formula="of:=ROUND(([.E80]-[.E77])/[.E77]*100;2)" office:value-type="float" office:value="31.09" calcext:value-type="float">
            <text:p><text:s/>31.09</text:p>
          </table:table-cell>
          <table:table-cell table:style-name="ce58" table:formula="of:=ROUND(([.F80]-[.F77])/[.F77]*100;2)" office:value-type="float" office:value="-100" calcext:value-type="float">
            <text:p><text:s text:c="3"/>－100.00</text:p>
          </table:table-cell>
          <table:table-cell table:style-name="ce58" table:formula="of:=ROUND(([.G80]-[.G77])/[.G77]*100;2)" office:value-type="float" office:value="25.17" calcext:value-type="float">
            <text:p><text:s/>25.17</text:p>
          </table:table-cell>
          <table:table-cell table:style-name="ce58" table:formula="of:=ROUND(([.H80]-[.H77])/[.H77]*100;2)" office:value-type="float" office:value="18.26" calcext:value-type="float">
            <text:p><text:s/>18.26</text:p>
          </table:table-cell>
          <table:table-cell table:style-name="ce101" table:formula="of:=ROUND(([.I80]-[.I77])/[.I77]*100;2)" office:value-type="float" office:value="16.51" calcext:value-type="float">
            <text:p><text:s/>16.51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table:formula="of:=ROUND(([.C81]-[.C78])/[.C78]*100;2)" office:value-type="float" office:value="30.66" calcext:value-type="float">
            <text:p><text:s/>30.66</text:p>
          </table:table-cell>
          <table:table-cell table:style-name="ce60" table:formula="of:=ROUND(([.D81]-[.D78])/[.D78]*100;2)" office:value-type="float" office:value="30.18" calcext:value-type="float">
            <text:p><text:s/>30.18</text:p>
          </table:table-cell>
          <table:table-cell table:style-name="ce60" table:formula="of:=ROUND(([.E81]-[.E78])/[.E78]*100;2)" office:value-type="float" office:value="41.98" calcext:value-type="float">
            <text:p><text:s/>41.98</text:p>
          </table:table-cell>
          <table:table-cell table:style-name="ce60" table:formula="of:=ROUND(([.F81]-[.F78])/[.F78]*100;2)" office:value-type="float" office:value="0" calcext:value-type="float">
            <text:p>－</text:p>
          </table:table-cell>
          <table:table-cell table:style-name="ce60" table:formula="of:=ROUND(([.G81]-[.G78])/[.G78]*100;2)" office:value-type="float" office:value="31.59" calcext:value-type="float">
            <text:p><text:s/>31.59</text:p>
          </table:table-cell>
          <table:table-cell table:style-name="ce60" table:formula="of:=ROUND(([.H81]-[.H78])/[.H78]*100;2)" office:value-type="float" office:value="34.62" calcext:value-type="float">
            <text:p><text:s/>34.62</text:p>
          </table:table-cell>
          <table:table-cell table:style-name="ce102" table:formula="of:=ROUND(([.I81]-[.I78])/[.I78]*100;2)" office:value-type="float" office:value="10.25" calcext:value-type="float">
            <text:p><text:s/>10.25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<text:s/>中 華 民 國 98 年 2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table:formula="of:=[.C10]+[.C85]" office:value-type="float" office:value="17159" calcext:value-type="float">
            <text:p><text:s text:c="3"/>17,159</text:p>
          </table:table-cell>
          <table:table-cell table:style-name="ce97" table:formula="of:=[.D10]+[.D85]" office:value-type="float" office:value="16436" calcext:value-type="float">
            <text:p><text:s text:c="3"/>16,436</text:p>
          </table:table-cell>
          <table:table-cell table:style-name="ce97" table:formula="of:=[.E10]+[.E85]" office:value-type="float" office:value="722" calcext:value-type="float">
            <text:p><text:s text:c="3"/>722</text:p>
          </table:table-cell>
          <table:table-cell table:style-name="ce97" table:formula="of:=[.F10]+[.F85]" office:value-type="float" office:value="1" calcext:value-type="float">
            <text:p><text:s text:c="3"/>1</text:p>
          </table:table-cell>
          <table:table-cell table:style-name="ce97" table:formula="of:=[.G10]+[.G85]" office:value-type="float" office:value="15615" calcext:value-type="float">
            <text:p><text:s text:c="3"/>15,615</text:p>
          </table:table-cell>
          <table:table-cell table:style-name="ce97" table:formula="of:=[.H10]+[.H85]" office:value-type="float" office:value="815" calcext:value-type="float">
            <text:p><text:s text:c="3"/>815</text:p>
          </table:table-cell>
          <table:table-cell table:style-name="ce97" table:formula="of:=[.I10]+[.I85]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1]+[.C86]" office:value-type="float" office:value="8811" calcext:value-type="float">
            <text:p><text:s text:c="3"/>8,811</text:p>
          </table:table-cell>
          <table:table-cell table:style-name="ce97" table:formula="of:=[.D11]+[.D86]" office:value-type="float" office:value="8461" calcext:value-type="float">
            <text:p><text:s text:c="3"/>8,461</text:p>
          </table:table-cell>
          <table:table-cell table:style-name="ce97" table:formula="of:=[.E11]+[.E86]" office:value-type="float" office:value="350" calcext:value-type="float">
            <text:p><text:s text:c="3"/>350</text:p>
          </table:table-cell>
          <table:table-cell table:style-name="ce97" table:formula="of:=[.F11]+[.F86]" office:value-type="float" office:value="0" calcext:value-type="float">
            <text:p>—</text:p>
          </table:table-cell>
          <table:table-cell table:style-name="ce97" table:formula="of:=[.G11]+[.G86]" office:value-type="float" office:value="8042" calcext:value-type="float">
            <text:p><text:s text:c="3"/>8,042</text:p>
          </table:table-cell>
          <table:table-cell table:style-name="ce97" table:formula="of:=[.H11]+[.H86]" office:value-type="float" office:value="395" calcext:value-type="float">
            <text:p><text:s text:c="3"/>395</text:p>
          </table:table-cell>
          <table:table-cell table:style-name="ce97" table:formula="of:=[.I11]+[.I86]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table:formula="of:=[.C12]+[.C87]" office:value-type="float" office:value="8348" calcext:value-type="float">
            <text:p><text:s text:c="3"/>8,348</text:p>
          </table:table-cell>
          <table:table-cell table:style-name="ce97" table:formula="of:=[.D12]+[.D87]" office:value-type="float" office:value="7975" calcext:value-type="float">
            <text:p><text:s text:c="3"/>7,975</text:p>
          </table:table-cell>
          <table:table-cell table:style-name="ce97" table:formula="of:=[.E12]+[.E87]" office:value-type="float" office:value="372" calcext:value-type="float">
            <text:p><text:s text:c="3"/>372</text:p>
          </table:table-cell>
          <table:table-cell table:style-name="ce97" table:formula="of:=[.F12]+[.F87]" office:value-type="float" office:value="1" calcext:value-type="float">
            <text:p><text:s text:c="3"/>1</text:p>
          </table:table-cell>
          <table:table-cell table:style-name="ce97" table:formula="of:=[.G12]+[.G87]" office:value-type="float" office:value="7573" calcext:value-type="float">
            <text:p><text:s text:c="3"/>7,573</text:p>
          </table:table-cell>
          <table:table-cell table:style-name="ce97" table:formula="of:=[.H12]+[.H87]" office:value-type="float" office:value="420" calcext:value-type="float">
            <text:p><text:s text:c="3"/>420</text:p>
          </table:table-cell>
          <table:table-cell table:style-name="ce97" table:formula="of:=[.I12]+[.I87]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7076" calcext:value-type="float">
            <text:p><text:s text:c="3"/>17,076</text:p>
          </table:table-cell>
          <table:table-cell table:style-name="ce63" table:formula="of:=[.D13]+[.D79]+[.D82]" office:value-type="float" office:value="16356" calcext:value-type="float">
            <text:p><text:s text:c="3"/>16,356</text:p>
          </table:table-cell>
          <table:table-cell table:style-name="ce63" table:formula="of:=[.E13]+[.E79]+[.E82]" office:value-type="float" office:value="719" calcext:value-type="float">
            <text:p><text:s text:c="3"/>719</text:p>
          </table:table-cell>
          <table:table-cell table:style-name="ce130" table:formula="of:=[.F13]+[.F79]+[.F82]" office:value-type="float" office:value="1" calcext:value-type="float">
            <text:p><text:s text:c="3"/>1</text:p>
          </table:table-cell>
          <table:table-cell table:style-name="ce130" table:formula="of:=[.G13]+[.G79]+[.G82]" office:value-type="float" office:value="15552" calcext:value-type="float">
            <text:p><text:s text:c="3"/>15,552</text:p>
          </table:table-cell>
          <table:table-cell table:style-name="ce130" table:formula="of:=[.H13]+[.H79]+[.H82]" office:value-type="float" office:value="795" calcext:value-type="float">
            <text:p><text:s text:c="3"/>795</text:p>
          </table:table-cell>
          <table:table-cell table:style-name="ce130" table:formula="of:=[.I13]+[.I79]+[.I82]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C14]+[.C80]+[.C83]" office:value-type="float" office:value="8765" calcext:value-type="float">
            <text:p><text:s text:c="3"/>8,765</text:p>
          </table:table-cell>
          <table:table-cell table:style-name="ce125" table:formula="of:=[.D14]+[.D80]+[.D83]" office:value-type="float" office:value="8416" calcext:value-type="float">
            <text:p><text:s text:c="3"/>8,416</text:p>
          </table:table-cell>
          <table:table-cell table:style-name="ce125" table:formula="of:=[.E14]+[.E80]+[.E83]" office:value-type="float" office:value="349" calcext:value-type="float">
            <text:p><text:s text:c="3"/>349</text:p>
          </table:table-cell>
          <table:table-cell table:style-name="ce131" table:formula="of:=[.F14]+[.F80]+[.F83]" office:value-type="float" office:value="0" calcext:value-type="float">
            <text:p>—</text:p>
          </table:table-cell>
          <table:table-cell table:style-name="ce131" table:formula="of:=[.G14]+[.G80]+[.G83]" office:value-type="float" office:value="8005" calcext:value-type="float">
            <text:p><text:s text:c="3"/>8,005</text:p>
          </table:table-cell>
          <table:table-cell table:style-name="ce131" table:formula="of:=[.H14]+[.H80]+[.H83]" office:value-type="float" office:value="386" calcext:value-type="float">
            <text:p><text:s text:c="3"/>386</text:p>
          </table:table-cell>
          <table:table-cell table:style-name="ce131" table:formula="of:=[.I14]+[.I80]+[.I83]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table:formula="of:=[.C15]+[.C81]+[.C84]" office:value-type="float" office:value="8311" calcext:value-type="float">
            <text:p><text:s text:c="3"/>8,311</text:p>
          </table:table-cell>
          <table:table-cell table:style-name="ce126" table:formula="of:=[.D15]+[.D81]+[.D84]" office:value-type="float" office:value="7940" calcext:value-type="float">
            <text:p><text:s text:c="3"/>7,940</text:p>
          </table:table-cell>
          <table:table-cell table:style-name="ce126" table:formula="of:=[.E15]+[.E81]+[.E84]" office:value-type="float" office:value="370" calcext:value-type="float">
            <text:p><text:s text:c="3"/>370</text:p>
          </table:table-cell>
          <table:table-cell table:style-name="ce132" table:formula="of:=[.F15]+[.F81]+[.F84]" office:value-type="float" office:value="1" calcext:value-type="float">
            <text:p><text:s text:c="3"/>1</text:p>
          </table:table-cell>
          <table:table-cell table:style-name="ce132" table:formula="of:=[.G15]+[.G81]+[.G84]" office:value-type="float" office:value="7547" calcext:value-type="float">
            <text:p><text:s text:c="3"/>7,547</text:p>
          </table:table-cell>
          <table:table-cell table:style-name="ce132" table:formula="of:=[.H15]+[.H81]+[.H84]" office:value-type="float" office:value="409" calcext:value-type="float">
            <text:p><text:s text:c="3"/>409</text:p>
          </table:table-cell>
          <table:table-cell table:style-name="ce132" table:formula="of:=[.I15]+[.I81]+[.I84]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table:formula="of:=[.C16]+[.C19]+[.C22]+[.C25]+[.C28]+[.C31]+[.C34]+[.C37]+[.C40]+[.C43]+[.C46]+[.C49]+[.C52]+[.C55]+[.C58]+[.C61]+[.C64]+[.C67]+[.C70]+[.C73]+[.C76]" office:value-type="float" office:value="14366" calcext:value-type="float">
            <text:p><text:s text:c="3"/>14,366</text:p>
          </table:table-cell>
          <table:table-cell table:style-name="ce97" table:formula="of:=[.D16]+[.D19]+[.D22]+[.D25]+[.D28]+[.D31]+[.D34]+[.D37]+[.D40]+[.D43]+[.D46]+[.D49]+[.D52]+[.D55]+[.D58]+[.D61]+[.D64]+[.D67]+[.D70]+[.D73]+[.D76]" office:value-type="float" office:value="13744" calcext:value-type="float">
            <text:p><text:s text:c="3"/>13,744</text:p>
          </table:table-cell>
          <table:table-cell table:style-name="ce97" table:formula="of:=[.E16]+[.E19]+[.E22]+[.E25]+[.E28]+[.E31]+[.E34]+[.E37]+[.E40]+[.E43]+[.E46]+[.E49]+[.E52]+[.E55]+[.E58]+[.E61]+[.E64]+[.E67]+[.E70]+[.E73]+[.E76]" office:value-type="float" office:value="622" calcext:value-type="float">
            <text:p><text:s text:c="3"/>622</text:p>
          </table:table-cell>
          <table:table-cell table:style-name="ce97" table:formula="of:=[.F16]+[.F19]+[.F22]+[.F25]+[.F28]+[.F31]+[.F34]+[.F37]+[.F40]+[.F43]+[.F46]+[.F49]+[.F52]+[.F55]+[.F58]+[.F61]+[.F64]+[.F67]+[.F70]+[.F73]+[.F76]" office:value-type="float" office:value="0" calcext:value-type="float">
            <text:p>—</text:p>
          </table:table-cell>
          <table:table-cell table:style-name="ce97" table:formula="of:=[.G16]+[.G19]+[.G22]+[.G25]+[.G28]+[.G31]+[.G34]+[.G37]+[.G40]+[.G43]+[.G46]+[.G49]+[.G52]+[.G55]+[.G58]+[.G61]+[.G64]+[.G67]+[.G70]+[.G73]+[.G76]" office:value-type="float" office:value="13018" calcext:value-type="float">
            <text:p><text:s text:c="3"/>13,018</text:p>
          </table:table-cell>
          <table:table-cell table:style-name="ce97" table:formula="of:=[.H16]+[.H19]+[.H22]+[.H25]+[.H28]+[.H31]+[.H34]+[.H37]+[.H40]+[.H43]+[.H46]+[.H49]+[.H52]+[.H55]+[.H58]+[.H61]+[.H64]+[.H67]+[.H70]+[.H73]+[.H76]" office:value-type="float" office:value="693" calcext:value-type="float">
            <text:p><text:s text:c="3"/>693</text:p>
          </table:table-cell>
          <table:table-cell table:style-name="ce97" table:formula="of:=[.I16]+[.I19]+[.I22]+[.I25]+[.I28]+[.I31]+[.I34]+[.I37]+[.I40]+[.I43]+[.I46]+[.I49]+[.I52]+[.I55]+[.I58]+[.I61]+[.I64]+[.I67]+[.I70]+[.I73]+[.I76]" office:value-type="float" office:value="655" calcext:value-type="float">
            <text:p><text:s text:c="3"/>655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table:formula="of:=[.C17]+[.C20]+[.C23]+[.C26]+[.C29]+[.C32]+[.C35]+[.C38]+[.C41]+[.C44]+[.C47]+[.C50]+[.C53]+[.C56]+[.C59]+[.C62]+[.C65]+[.C68]+[.C71]+[.C74]+[.C77]" office:value-type="float" office:value="7430" calcext:value-type="float">
            <text:p><text:s text:c="3"/>7,430</text:p>
          </table:table-cell>
          <table:table-cell table:style-name="ce97" table:formula="of:=[.D17]+[.D20]+[.D23]+[.D26]+[.D29]+[.D32]+[.D35]+[.D38]+[.D41]+[.D44]+[.D47]+[.D50]+[.D53]+[.D56]+[.D59]+[.D62]+[.D65]+[.D68]+[.D71]+[.D74]+[.D77]" office:value-type="float" office:value="7116" calcext:value-type="float">
            <text:p><text:s text:c="3"/>7,116</text:p>
          </table:table-cell>
          <table:table-cell table:style-name="ce97" table:formula="of:=[.E17]+[.E20]+[.E23]+[.E26]+[.E29]+[.E32]+[.E35]+[.E38]+[.E41]+[.E44]+[.E47]+[.E50]+[.E53]+[.E56]+[.E59]+[.E62]+[.E65]+[.E68]+[.E71]+[.E74]+[.E77]" office:value-type="float" office:value="314" calcext:value-type="float">
            <text:p><text:s text:c="3"/>314</text:p>
          </table:table-cell>
          <table:table-cell table:style-name="ce97" table:formula="of:=[.F17]+[.F20]+[.F23]+[.F26]+[.F29]+[.F32]+[.F35]+[.F38]+[.F41]+[.F44]+[.F47]+[.F50]+[.F53]+[.F56]+[.F59]+[.F62]+[.F65]+[.F68]+[.F71]+[.F74]+[.F77]" office:value-type="float" office:value="0" calcext:value-type="float">
            <text:p>—</text:p>
          </table:table-cell>
          <table:table-cell table:style-name="ce97" table:formula="of:=[.G17]+[.G20]+[.G23]+[.G26]+[.G29]+[.G32]+[.G35]+[.G38]+[.G41]+[.G44]+[.G47]+[.G50]+[.G53]+[.G56]+[.G59]+[.G62]+[.G65]+[.G68]+[.G71]+[.G74]+[.G77]" office:value-type="float" office:value="6763" calcext:value-type="float">
            <text:p><text:s text:c="3"/>6,763</text:p>
          </table:table-cell>
          <table:table-cell table:style-name="ce97" table:formula="of:=[.H17]+[.H20]+[.H23]+[.H26]+[.H29]+[.H32]+[.H35]+[.H38]+[.H41]+[.H44]+[.H47]+[.H50]+[.H53]+[.H56]+[.H59]+[.H62]+[.H65]+[.H68]+[.H71]+[.H74]+[.H77]" office:value-type="float" office:value="341" calcext:value-type="float">
            <text:p><text:s text:c="3"/>341</text:p>
          </table:table-cell>
          <table:table-cell table:style-name="ce97" table:formula="of:=[.I17]+[.I20]+[.I23]+[.I26]+[.I29]+[.I32]+[.I35]+[.I38]+[.I41]+[.I44]+[.I47]+[.I50]+[.I53]+[.I56]+[.I59]+[.I62]+[.I65]+[.I68]+[.I71]+[.I74]+[.I77]" office:value-type="float" office:value="326" calcext:value-type="float">
            <text:p><text:s text:c="3"/>32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936" calcext:value-type="float">
            <text:p><text:s text:c="3"/>6,936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6628" calcext:value-type="float">
            <text:p><text:s text:c="3"/>6,628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308" calcext:value-type="float">
            <text:p><text:s text:c="3"/>308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0" calcext:value-type="float">
            <text:p>—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6255" calcext:value-type="float">
            <text:p><text:s text:c="3"/>6,255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52" calcext:value-type="float">
            <text:p><text:s text:c="3"/>352</text:p>
          </table:table-cell>
          <table:table-cell table:style-name="ce98" table:formula="of:=[.I18]+[.I21]+[.I24]+[.I27]+[.I30]+[.I33]+[.I36]+[.I39]+[.I42]+[.I45]+[.I48]+[.I51]+[.I54]+[.I57]+[.I60]+[.I63]+[.I66]+[.I69]+[.I72]+[.I75]+[.I78]" office:value-type="float" office:value="329" calcext:value-type="float">
            <text:p><text:s text:c="3"/>32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16]+[.E16]+[.F16]" office:value-type="float" office:value="2908" calcext:value-type="float">
            <text:p><text:s text:c="3"/>2,908</text:p>
          </table:table-cell>
          <table:table-cell table:style-name="ce127" office:value-type="float" office:value="2788" calcext:value-type="float">
            <text:p><text:s text:c="3"/>2,788</text:p>
          </table:table-cell>
          <table:table-cell table:style-name="ce74" office:value-type="float" office:value="120" calcext:value-type="float">
            <text:p><text:s text:c="3"/>12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651" calcext:value-type="float">
            <text:p><text:s text:c="3"/>2,651</text:p>
          </table:table-cell>
          <table:table-cell table:style-name="ce127" office:value-type="float" office:value="160" calcext:value-type="float">
            <text:p><text:s text:c="3"/>160</text:p>
          </table:table-cell>
          <table:table-cell table:style-name="ce134" office:value-type="float" office:value="97" calcext:value-type="float">
            <text:p><text:s text:c="3"/>9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17]+[.E17]+[.F17]" office:value-type="float" office:value="1490" calcext:value-type="float">
            <text:p><text:s text:c="3"/>1,490</text:p>
          </table:table-cell>
          <table:table-cell table:style-name="ce74" office:value-type="float" office:value="1427" calcext:value-type="float">
            <text:p><text:s text:c="3"/>1,427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362" calcext:value-type="float">
            <text:p><text:s text:c="3"/>1,362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18]+[.E18]+[.F18]" office:value-type="float" office:value="1418" calcext:value-type="float">
            <text:p><text:s text:c="3"/>1,418</text:p>
          </table:table-cell>
          <table:table-cell table:style-name="ce128" office:value-type="float" office:value="1361" calcext:value-type="float">
            <text:p><text:s text:c="3"/>1,361</text:p>
          </table:table-cell>
          <table:table-cell table:style-name="ce128" office:value-type="float" office:value="57" calcext:value-type="float">
            <text:p><text:s text:c="3"/>5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289" calcext:value-type="float">
            <text:p><text:s text:c="3"/>1,289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19]+[.E19]+[.F19]" office:value-type="float" office:value="309" calcext:value-type="float">
            <text:p><text:s text:c="3"/>309</text:p>
          </table:table-cell>
          <table:table-cell table:style-name="ce127" office:value-type="float" office:value="291" calcext:value-type="float">
            <text:p><text:s text:c="3"/>291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80" calcext:value-type="float">
            <text:p><text:s text:c="3"/>280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0]+[.E20]+[.F20]" office:value-type="float" office:value="156" calcext:value-type="float">
            <text:p><text:s text:c="3"/>156</text:p>
          </table:table-cell>
          <table:table-cell table:style-name="ce74" office:value-type="float" office:value="146" calcext:value-type="float">
            <text:p><text:s text:c="3"/>146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21]+[.E21]+[.F21]" office:value-type="float" office:value="153" calcext:value-type="float">
            <text:p><text:s text:c="3"/>153</text:p>
          </table:table-cell>
          <table:table-cell table:style-name="ce128" office:value-type="float" office:value="145" calcext:value-type="float">
            <text:p><text:s text:c="3"/>145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22]+[.E22]+[.F22]" office:value-type="float" office:value="1639" calcext:value-type="float">
            <text:p><text:s text:c="3"/>1,639</text:p>
          </table:table-cell>
          <table:table-cell table:style-name="ce127" office:value-type="float" office:value="1548" calcext:value-type="float">
            <text:p><text:s text:c="3"/>1,548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456" calcext:value-type="float">
            <text:p><text:s text:c="3"/>1,456</text:p>
          </table:table-cell>
          <table:table-cell table:style-name="ce127" office:value-type="float" office:value="97" calcext:value-type="float">
            <text:p><text:s text:c="3"/>97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3]+[.E23]+[.F23]" office:value-type="float" office:value="831" calcext:value-type="float">
            <text:p><text:s text:c="3"/>831</text:p>
          </table:table-cell>
          <table:table-cell table:style-name="ce74" office:value-type="float" office:value="780" calcext:value-type="float">
            <text:p><text:s text:c="3"/>780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748" calcext:value-type="float">
            <text:p><text:s text:c="3"/>748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24]+[.E24]+[.F24]" office:value-type="float" office:value="808" calcext:value-type="float">
            <text:p><text:s text:c="3"/>808</text:p>
          </table:table-cell>
          <table:table-cell table:style-name="ce128" office:value-type="float" office:value="768" calcext:value-type="float">
            <text:p><text:s text:c="3"/>768</text:p>
          </table:table-cell>
          <table:table-cell table:style-name="ce128" office:value-type="float" office:value="40" calcext:value-type="float">
            <text:p><text:s text:c="3"/>4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708" calcext:value-type="float">
            <text:p><text:s text:c="3"/>708</text:p>
          </table:table-cell>
          <table:table-cell table:style-name="ce128" office:value-type="float" office:value="54" calcext:value-type="float">
            <text:p><text:s text:c="3"/>54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25]+[.E25]+[.F25]" office:value-type="float" office:value="537" calcext:value-type="float">
            <text:p><text:s text:c="3"/>537</text:p>
          </table:table-cell>
          <table:table-cell table:style-name="ce127" office:value-type="float" office:value="523" calcext:value-type="float">
            <text:p><text:s text:c="3"/>523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83" calcext:value-type="float">
            <text:p><text:s text:c="3"/>483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6]+[.E26]+[.F26]" office:value-type="float" office:value="287" calcext:value-type="float">
            <text:p><text:s text:c="3"/>287</text:p>
          </table:table-cell>
          <table:table-cell table:style-name="ce74" office:value-type="float" office:value="283" calcext:value-type="float">
            <text:p><text:s text:c="3"/>28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27]+[.E27]+[.F27]" office:value-type="float" office:value="250" calcext:value-type="float">
            <text:p><text:s text:c="3"/>250</text:p>
          </table:table-cell>
          <table:table-cell table:style-name="ce128" office:value-type="float" office:value="240" calcext:value-type="float">
            <text:p><text:s text:c="3"/>240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table:formula="of:=[.D28]+[.E28]+[.F28]" office:value-type="float" office:value="400" calcext:value-type="float">
            <text:p><text:s text:c="3"/>400</text:p>
          </table:table-cell>
          <table:table-cell table:style-name="ce127" office:value-type="float" office:value="388" calcext:value-type="float">
            <text:p><text:s text:c="3"/>38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36" calcext:value-type="float">
            <text:p><text:s text:c="3"/>336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9]+[.E29]+[.F29]" office:value-type="float" office:value="207" calcext:value-type="float">
            <text:p><text:s text:c="3"/>207</text:p>
          </table:table-cell>
          <table:table-cell table:style-name="ce74" office:value-type="float" office:value="201" calcext:value-type="float">
            <text:p><text:s text:c="3"/>20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table:formula="of:=[.D30]+[.E30]+[.F30]" office:value-type="float" office:value="193" calcext:value-type="float">
            <text:p><text:s text:c="3"/>193</text:p>
          </table:table-cell>
          <table:table-cell table:style-name="ce128" office:value-type="float" office:value="187" calcext:value-type="float">
            <text:p><text:s text:c="3"/>187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31]+[.E31]+[.F31]" office:value-type="float" office:value="1231" calcext:value-type="float">
            <text:p><text:s text:c="3"/>1,231</text:p>
          </table:table-cell>
          <table:table-cell table:style-name="ce127" office:value-type="float" office:value="1183" calcext:value-type="float">
            <text:p><text:s text:c="3"/>1,183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111" calcext:value-type="float">
            <text:p><text:s text:c="3"/>1,111</text:p>
          </table:table-cell>
          <table:table-cell table:style-name="ce127" office:value-type="float" office:value="63" calcext:value-type="float">
            <text:p><text:s text:c="3"/>63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2]+[.E32]+[.F32]" office:value-type="float" office:value="652" calcext:value-type="float">
            <text:p><text:s text:c="3"/>652</text:p>
          </table:table-cell>
          <table:table-cell table:style-name="ce74" office:value-type="float" office:value="631" calcext:value-type="float">
            <text:p><text:s text:c="3"/>631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96" calcext:value-type="float">
            <text:p><text:s text:c="3"/>596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33]+[.E33]+[.F33]" office:value-type="float" office:value="579" calcext:value-type="float">
            <text:p><text:s text:c="3"/>579</text:p>
          </table:table-cell>
          <table:table-cell table:style-name="ce128" office:value-type="float" office:value="552" calcext:value-type="float">
            <text:p><text:s text:c="3"/>552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515" calcext:value-type="float">
            <text:p><text:s text:c="3"/>515</text:p>
          </table:table-cell>
          <table:table-cell table:style-name="ce128" office:value-type="float" office:value="35" calcext:value-type="float">
            <text:p><text:s text:c="3"/>35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34]+[.E34]+[.F34]" office:value-type="float" office:value="1100" calcext:value-type="float">
            <text:p><text:s text:c="3"/>1,100</text:p>
          </table:table-cell>
          <table:table-cell table:style-name="ce127" office:value-type="float" office:value="1073" calcext:value-type="float">
            <text:p><text:s text:c="3"/>1,073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019" calcext:value-type="float">
            <text:p><text:s text:c="3"/>1,019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5]+[.E35]+[.F35]" office:value-type="float" office:value="587" calcext:value-type="float">
            <text:p><text:s text:c="3"/>587</text:p>
          </table:table-cell>
          <table:table-cell table:style-name="ce74" office:value-type="float" office:value="575" calcext:value-type="float">
            <text:p><text:s text:c="3"/>575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48" calcext:value-type="float">
            <text:p><text:s text:c="3"/>548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36]+[.E36]+[.F36]" office:value-type="float" office:value="513" calcext:value-type="float">
            <text:p><text:s text:c="3"/>513</text:p>
          </table:table-cell>
          <table:table-cell table:style-name="ce128" office:value-type="float" office:value="498" calcext:value-type="float">
            <text:p><text:s text:c="3"/>498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37]+[.E37]+[.F37]" office:value-type="float" office:value="380" calcext:value-type="float">
            <text:p><text:s text:c="3"/>380</text:p>
          </table:table-cell>
          <table:table-cell table:style-name="ce127" office:value-type="float" office:value="361" calcext:value-type="float">
            <text:p><text:s text:c="3"/>361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48" calcext:value-type="float">
            <text:p><text:s text:c="3"/>348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8]+[.E38]+[.F38]" office:value-type="float" office:value="188" calcext:value-type="float">
            <text:p><text:s text:c="3"/>188</text:p>
          </table:table-cell>
          <table:table-cell table:style-name="ce74" office:value-type="float" office:value="179" calcext:value-type="float">
            <text:p><text:s text:c="3"/>179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39]+[.E39]+[.F39]" office:value-type="float" office:value="192" calcext:value-type="float">
            <text:p><text:s text:c="3"/>192</text:p>
          </table:table-cell>
          <table:table-cell table:style-name="ce128" office:value-type="float" office:value="182" calcext:value-type="float">
            <text:p><text:s text:c="3"/>182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40]+[.E40]+[.F40]" office:value-type="float" office:value="480" calcext:value-type="float">
            <text:p><text:s text:c="3"/>480</text:p>
          </table:table-cell>
          <table:table-cell table:style-name="ce127" office:value-type="float" office:value="462" calcext:value-type="float">
            <text:p><text:s text:c="3"/>462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22" calcext:value-type="float">
            <text:p><text:s text:c="3"/>422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1]+[.E41]+[.F41]" office:value-type="float" office:value="257" calcext:value-type="float">
            <text:p><text:s text:c="3"/>257</text:p>
          </table:table-cell>
          <table:table-cell table:style-name="ce74" office:value-type="float" office:value="247" calcext:value-type="float">
            <text:p><text:s text:c="3"/>24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42]+[.E42]+[.F42]" office:value-type="float" office:value="223" calcext:value-type="float">
            <text:p><text:s text:c="3"/>223</text:p>
          </table:table-cell>
          <table:table-cell table:style-name="ce128" office:value-type="float" office:value="215" calcext:value-type="float">
            <text:p><text:s text:c="3"/>215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43]+[.E43]+[.F43]" office:value-type="float" office:value="385" calcext:value-type="float">
            <text:p><text:s text:c="3"/>385</text:p>
          </table:table-cell>
          <table:table-cell table:style-name="ce127" office:value-type="float" office:value="371" calcext:value-type="float">
            <text:p><text:s text:c="3"/>37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32" calcext:value-type="float">
            <text:p><text:s text:c="3"/>332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4]+[.E44]+[.F44]" office:value-type="float" office:value="204" calcext:value-type="float">
            <text:p><text:s text:c="3"/>204</text:p>
          </table:table-cell>
          <table:table-cell table:style-name="ce74" office:value-type="float" office:value="194" calcext:value-type="float">
            <text:p><text:s text:c="3"/>194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45]+[.E45]+[.F45]" office:value-type="float" office:value="181" calcext:value-type="float">
            <text:p><text:s text:c="3"/>181</text:p>
          </table:table-cell>
          <table:table-cell table:style-name="ce128" office:value-type="float" office:value="177" calcext:value-type="float">
            <text:p><text:s text:c="3"/>177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56" calcext:value-type="float">
            <text:p><text:s text:c="3"/>156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table:formula="of:=[.D46]+[.E46]+[.F46]" office:value-type="float" office:value="752" calcext:value-type="float">
            <text:p><text:s text:c="3"/>752</text:p>
          </table:table-cell>
          <table:table-cell table:style-name="ce127" office:value-type="float" office:value="735" calcext:value-type="float">
            <text:p><text:s text:c="3"/>735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98" calcext:value-type="float">
            <text:p><text:s text:c="3"/>698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7]+[.E47]+[.F47]" office:value-type="float" office:value="386" calcext:value-type="float">
            <text:p><text:s text:c="3"/>386</text:p>
          </table:table-cell>
          <table:table-cell table:style-name="ce74" office:value-type="float" office:value="377" calcext:value-type="float">
            <text:p><text:s text:c="3"/>377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58" calcext:value-type="float">
            <text:p><text:s text:c="3"/>358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table:formula="of:=[.D48]+[.E48]+[.F48]" office:value-type="float" office:value="366" calcext:value-type="float">
            <text:p><text:s text:c="3"/>366</text:p>
          </table:table-cell>
          <table:table-cell table:style-name="ce128" office:value-type="float" office:value="358" calcext:value-type="float">
            <text:p><text:s text:c="3"/>358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40" calcext:value-type="float">
            <text:p><text:s text:c="3"/>340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49]+[.E49]+[.F49]" office:value-type="float" office:value="999" calcext:value-type="float">
            <text:p><text:s text:c="3"/>999</text:p>
          </table:table-cell>
          <table:table-cell table:style-name="ce127" office:value-type="float" office:value="953" calcext:value-type="float">
            <text:p><text:s text:c="3"/>953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901" calcext:value-type="float">
            <text:p><text:s text:c="3"/>901</text:p>
          </table:table-cell>
          <table:table-cell table:style-name="ce127" office:value-type="float" office:value="39" calcext:value-type="float">
            <text:p><text:s text:c="3"/>39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0]+[.E50]+[.F50]" office:value-type="float" office:value="525" calcext:value-type="float">
            <text:p><text:s text:c="3"/>525</text:p>
          </table:table-cell>
          <table:table-cell table:style-name="ce74" office:value-type="float" office:value="500" calcext:value-type="float">
            <text:p><text:s text:c="3"/>500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73" calcext:value-type="float">
            <text:p><text:s text:c="3"/>473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51]+[.E51]+[.F51]" office:value-type="float" office:value="474" calcext:value-type="float">
            <text:p><text:s text:c="3"/>474</text:p>
          </table:table-cell>
          <table:table-cell table:style-name="ce128" office:value-type="float" office:value="453" calcext:value-type="float">
            <text:p><text:s text:c="3"/>453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28" calcext:value-type="float">
            <text:p><text:s text:c="3"/>428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52]+[.E52]+[.F52]" office:value-type="float" office:value="579" calcext:value-type="float">
            <text:p><text:s text:c="3"/>579</text:p>
          </table:table-cell>
          <table:table-cell table:style-name="ce127" office:value-type="float" office:value="548" calcext:value-type="float">
            <text:p><text:s text:c="3"/>548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20" calcext:value-type="float">
            <text:p><text:s text:c="3"/>520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4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3]+[.E53]+[.F53]" office:value-type="float" office:value="298" calcext:value-type="float">
            <text:p><text:s text:c="3"/>298</text:p>
          </table:table-cell>
          <table:table-cell table:style-name="ce74" office:value-type="float" office:value="283" calcext:value-type="float">
            <text:p><text:s text:c="3"/>283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71" calcext:value-type="float">
            <text:p><text:s text:c="3"/>271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54]+[.E54]+[.F54]" office:value-type="float" office:value="281" calcext:value-type="float">
            <text:p><text:s text:c="3"/>281</text:p>
          </table:table-cell>
          <table:table-cell table:style-name="ce128" office:value-type="float" office:value="265" calcext:value-type="float">
            <text:p><text:s text:c="3"/>265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49" calcext:value-type="float">
            <text:p><text:s text:c="3"/>24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55]+[.E55]+[.F55]" office:value-type="float" office:value="203" calcext:value-type="float">
            <text:p><text:s text:c="3"/>203</text:p>
          </table:table-cell>
          <table:table-cell table:style-name="ce127" office:value-type="float" office:value="176" calcext:value-type="float">
            <text:p><text:s text:c="3"/>176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82" calcext:value-type="float">
            <text:p><text:s text:c="3"/>18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6]+[.E56]+[.F56]" office:value-type="float" office:value="108" calcext:value-type="float">
            <text:p><text:s text:c="3"/>108</text:p>
          </table:table-cell>
          <table:table-cell table:style-name="ce74" office:value-type="float" office:value="97" calcext:value-type="float">
            <text:p><text:s text:c="3"/>97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57]+[.E57]+[.F57]" office:value-type="float" office:value="95" calcext:value-type="float">
            <text:p><text:s text:c="3"/>95</text:p>
          </table:table-cell>
          <table:table-cell table:style-name="ce128" office:value-type="float" office:value="79" calcext:value-type="float">
            <text:p><text:s text:c="3"/>79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58]+[.E58]+[.F58]" office:value-type="float" office:value="227" calcext:value-type="float">
            <text:p><text:s text:c="3"/>227</text:p>
          </table:table-cell>
          <table:table-cell table:style-name="ce127" office:value-type="float" office:value="201" calcext:value-type="float">
            <text:p><text:s text:c="3"/>201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9]+[.E59]+[.F59]" office:value-type="float" office:value="117" calcext:value-type="float">
            <text:p><text:s text:c="3"/>117</text:p>
          </table:table-cell>
          <table:table-cell table:style-name="ce74" office:value-type="float" office:value="106" calcext:value-type="float">
            <text:p><text:s text:c="3"/>106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60]+[.E60]+[.F60]" office:value-type="float" office:value="110" calcext:value-type="float">
            <text:p><text:s text:c="3"/>110</text:p>
          </table:table-cell>
          <table:table-cell table:style-name="ce128" office:value-type="float" office:value="95" calcext:value-type="float">
            <text:p><text:s text:c="3"/>95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61]+[.E61]+[.F61]" office:value-type="float" office:value="57" calcext:value-type="float">
            <text:p><text:s text:c="3"/>57</text:p>
          </table:table-cell>
          <table:table-cell table:style-name="ce127" office:value-type="float" office:value="55" calcext:value-type="float">
            <text:p><text:s text:c="3"/>5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2]+[.E62]+[.F62]" office:value-type="float" office:value="26" calcext:value-type="float">
            <text:p><text:s text:c="3"/>26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63]+[.E63]+[.F63]" office:value-type="float" office:value="31" calcext:value-type="float">
            <text:p><text:s text:c="3"/>31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table:formula="of:=[.D64]+[.E64]+[.F64]" office:value-type="float" office:value="203" calcext:value-type="float">
            <text:p><text:s text:c="3"/>203</text:p>
          </table:table-cell>
          <table:table-cell table:style-name="ce127" office:value-type="float" office:value="190" calcext:value-type="float">
            <text:p><text:s text:c="3"/>190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5]+[.E65]+[.F65]" office:value-type="float" office:value="107" calcext:value-type="float">
            <text:p><text:s text:c="3"/>107</text:p>
          </table:table-cell>
          <table:table-cell table:style-name="ce74" office:value-type="float" office:value="99" calcext:value-type="float">
            <text:p><text:s text:c="3"/>9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table:formula="of:=[.D66]+[.E66]+[.F66]" office:value-type="float" office:value="96" calcext:value-type="float">
            <text:p><text:s text:c="3"/>96</text:p>
          </table:table-cell>
          <table:table-cell table:style-name="ce128" office:value-type="float" office:value="91" calcext:value-type="float">
            <text:p><text:s text:c="3"/>91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67]+[.E67]+[.F67]" office:value-type="float" office:value="452" calcext:value-type="float">
            <text:p><text:s text:c="3"/>452</text:p>
          </table:table-cell>
          <table:table-cell table:style-name="ce127" office:value-type="float" office:value="447" calcext:value-type="float">
            <text:p><text:s text:c="3"/>447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418" calcext:value-type="float">
            <text:p><text:s text:c="3"/>418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8]+[.E68]+[.F68]" office:value-type="float" office:value="234" calcext:value-type="float">
            <text:p><text:s text:c="3"/>234</text:p>
          </table:table-cell>
          <table:table-cell table:style-name="ce74" office:value-type="float" office:value="231" calcext:value-type="float">
            <text:p><text:s text:c="3"/>23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69]+[.E69]+[.F69]" office:value-type="float" office:value="218" calcext:value-type="float">
            <text:p><text:s text:c="3"/>218</text:p>
          </table:table-cell>
          <table:table-cell table:style-name="ce128" office:value-type="float" office:value="216" calcext:value-type="float">
            <text:p><text:s text:c="3"/>216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70]+[.E70]+[.F70]" office:value-type="float" office:value="768" calcext:value-type="float">
            <text:p><text:s text:c="3"/>768</text:p>
          </table:table-cell>
          <table:table-cell table:style-name="ce127" office:value-type="float" office:value="740" calcext:value-type="float">
            <text:p><text:s text:c="3"/>740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725" calcext:value-type="float">
            <text:p><text:s text:c="3"/>725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1]+[.E71]+[.F71]" office:value-type="float" office:value="400" calcext:value-type="float">
            <text:p><text:s text:c="3"/>400</text:p>
          </table:table-cell>
          <table:table-cell table:style-name="ce74" office:value-type="float" office:value="384" calcext:value-type="float">
            <text:p><text:s text:c="3"/>384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72]+[.E72]+[.F72]" office:value-type="float" office:value="368" calcext:value-type="float">
            <text:p><text:s text:c="3"/>368</text:p>
          </table:table-cell>
          <table:table-cell table:style-name="ce128" office:value-type="float" office:value="356" calcext:value-type="float">
            <text:p><text:s text:c="3"/>356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47" calcext:value-type="float">
            <text:p><text:s text:c="3"/>347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73]+[.E73]+[.F73]" office:value-type="float" office:value="175" calcext:value-type="float">
            <text:p><text:s text:c="3"/>175</text:p>
          </table:table-cell>
          <table:table-cell table:style-name="ce127" office:value-type="float" office:value="162" calcext:value-type="float">
            <text:p><text:s text:c="3"/>162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63" calcext:value-type="float">
            <text:p><text:s text:c="3"/>163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4]+[.E74]+[.F74]" office:value-type="float" office:value="95" calcext:value-type="float">
            <text:p><text:s text:c="3"/>95</text:p>
          </table:table-cell>
          <table:table-cell table:style-name="ce74" office:value-type="float" office:value="88" calcext:value-type="float">
            <text:p><text:s text:c="3"/>8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75]+[.E75]+[.F75]" office:value-type="float" office:value="80" calcext:value-type="float">
            <text:p><text:s text:c="3"/>80</text:p>
          </table:table-cell>
          <table:table-cell table:style-name="ce128" office:value-type="float" office:value="74" calcext:value-type="float">
            <text:p><text:s text:c="3"/>74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76]+[.E76]+[.F76]" office:value-type="float" office:value="582" calcext:value-type="float">
            <text:p><text:s text:c="3"/>582</text:p>
          </table:table-cell>
          <table:table-cell table:style-name="ce127" office:value-type="float" office:value="549" calcext:value-type="float">
            <text:p><text:s text:c="3"/>549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7]+[.E77]+[.F77]" office:value-type="float" office:value="275" calcext:value-type="float">
            <text:p><text:s text:c="3"/>275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78]+[.E78]+[.F78]" office:value-type="float" office:value="307" calcext:value-type="float">
            <text:p><text:s text:c="3"/>307</text:p>
          </table:table-cell>
          <table:table-cell table:style-name="ce128" office:value-type="float" office:value="286" calcext:value-type="float">
            <text:p><text:s text:c="3"/>286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84" calcext:value-type="float">
            <text:p><text:s text:c="3"/>284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727" calcext:value-type="float">
            <text:p><text:s text:c="3"/>1,727</text:p>
          </table:table-cell>
          <table:table-cell table:style-name="ce63" office:value-type="float" office:value="1672" calcext:value-type="float">
            <text:p><text:s text:c="3"/>1,672</text:p>
          </table:table-cell>
          <table:table-cell table:style-name="ce125" office:value-type="float" office:value="55" calcext:value-type="float">
            <text:p><text:s text:c="3"/>55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25" calcext:value-type="float">
            <text:p><text:s text:c="3"/>1,625</text:p>
          </table:table-cell>
          <table:table-cell table:style-name="ce63" office:value-type="float" office:value="62" calcext:value-type="float">
            <text:p><text:s text:c="3"/>62</text:p>
          </table:table-cell>
          <table:table-cell table:style-name="ce130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D80]+[.E80]+[.F80]" office:value-type="float" office:value="849" calcext:value-type="float">
            <text:p><text:s text:c="3"/>849</text:p>
          </table:table-cell>
          <table:table-cell table:style-name="ce125" office:value-type="float" office:value="827" calcext:value-type="float">
            <text:p><text:s text:c="3"/>8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800" calcext:value-type="float">
            <text:p><text:s text:c="3"/>800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table:formula="of:=[.D81]+[.E81]+[.F81]" office:value-type="float" office:value="878" calcext:value-type="float">
            <text:p><text:s text:c="3"/>878</text:p>
          </table:table-cell>
          <table:table-cell table:style-name="ce126" office:value-type="float" office:value="845" calcext:value-type="float">
            <text:p><text:s text:c="3"/>845</text:p>
          </table:table-cell>
          <table:table-cell table:style-name="ce126" office:value-type="float" office:value="33" calcext:value-type="float">
            <text:p><text:s text:c="3"/>33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825" calcext:value-type="float">
            <text:p><text:s text:c="3"/>825</text:p>
          </table:table-cell>
          <table:table-cell table:style-name="ce126" office:value-type="float" office:value="39" calcext:value-type="float">
            <text:p><text:s text:c="3"/>39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83" calcext:value-type="float">
            <text:p><text:s text:c="3"/>983</text:p>
          </table:table-cell>
          <table:table-cell table:style-name="ce63" office:value-type="float" office:value="940" calcext:value-type="float">
            <text:p><text:s text:c="3"/>940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8" office:value-type="float" office:value="909" calcext:value-type="float">
            <text:p><text:s text:c="3"/>909</text:p>
          </table:table-cell>
          <table:table-cell table:style-name="ce63" office:value-type="float" office:value="40" calcext:value-type="float">
            <text:p><text:s text:c="3"/>40</text:p>
          </table:table-cell>
          <table:table-cell table:style-name="ce130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D83]+[.E83]+[.F83]" office:value-type="float" office:value="486" calcext:value-type="float">
            <text:p><text:s text:c="3"/>486</text:p>
          </table:table-cell>
          <table:table-cell table:style-name="ce125" office:value-type="float" office:value="473" calcext:value-type="float">
            <text:p><text:s text:c="3"/>473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442" calcext:value-type="float">
            <text:p><text:s text:c="3"/>442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table:formula="of:=[.D84]+[.E84]+[.F84]" office:value-type="float" office:value="497" calcext:value-type="float">
            <text:p><text:s text:c="3"/>497</text:p>
          </table:table-cell>
          <table:table-cell table:style-name="ce126" office:value-type="float" office:value="467" calcext:value-type="float">
            <text:p><text:s text:c="3"/>467</text:p>
          </table:table-cell>
          <table:table-cell table:style-name="ce126" office:value-type="float" office:value="29" calcext:value-type="float">
            <text:p><text:s text:c="3"/>29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83" calcext:value-type="float">
            <text:p><text:s text:c="3"/>83</text:p>
          </table:table-cell>
          <table:table-cell table:style-name="ce63" office:value-type="float" office:value="80" calcext:value-type="float">
            <text:p><text:s text:c="3"/>8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25" table:formula="of:=[.D86]+[.E86]+[.F86]" office:value-type="float" office:value="46" calcext:value-type="float">
            <text:p><text:s text:c="3"/>46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126" table:formula="of:=[.D87]+[.E87]+[.F87]" office:value-type="float" office:value="37" calcext:value-type="float">
            <text:p><text:s text:c="3"/>37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2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88]+[.E88]+[.F88]" office:value-type="float" office:value="78" calcext:value-type="float">
            <text:p><text:s text:c="3"/>78</text:p>
          </table:table-cell>
          <table:table-cell table:style-name="ce127" office:value-type="float" office:value="75" calcext:value-type="float">
            <text:p><text:s text:c="3"/>75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89]+[.E89]+[.F89]" office:value-type="float" office:value="43" calcext:value-type="float">
            <text:p><text:s text:c="3"/>43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90]+[.E90]+[.F90]" office:value-type="float" office:value="35" calcext:value-type="float">
            <text:p><text:s text:c="3"/>35</text:p>
          </table:table-cell>
          <table:table-cell table:style-name="ce128" office:value-type="float" office:value="33" calcext:value-type="float">
            <text:p><text:s text:c="3"/>33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table:formula="of:=[.D91]+[.E91]+[.F91]" office:value-type="float" office:value="5" calcext:value-type="float">
            <text:p><text:s text:c="3"/>5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92]+[.E92]+[.F92]" office:value-type="float" office:value="3" calcext:value-type="float">
            <text:p><text:s text:c="3"/>3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table:formula="of:=[.D93]+[.E93]+[.F93]" office:value-type="float" office:value="2" calcext:value-type="float">
            <text:p><text:s text:c="3"/>2</text:p>
          </table:table-cell>
          <table:table-cell table:style-name="ce128" office:value-type="float" office:value="2" calcext:value-type="float">
            <text:p><text:s text:c="3"/>2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2"> </text:span><text:span text:style-name="T7">民國</text:span><text:span text:style-name="T8">98</text:span><text:span text:style-name="T7">年</text:span><text:span text:style-name="T8">3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03:57</meta:creation-date>
    <dc:creator>user</dc:creator>
    <dc:date>2009-03-06T10:04:30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